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719a" officeooo:paragraph-rsid="001f719a"/>
    </style:style>
    <style:style style:name="P2" style:family="paragraph" style:parent-style-name="Standard">
      <style:text-properties officeooo:rsid="0020d8bd" officeooo:paragraph-rsid="0020d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  <text:p text:style-name="P2">feature/task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15:14.247863220</meta:creation-date>
    <dc:date>2019-08-05T14:31:23.351639036</dc:date>
    <meta:editing-duration>PT4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8" meta:non-whitespace-character-count="18"/>
  </office:meta>
</office:document-meta>
</file>